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242380"/>
    </style:style>
    <style:style style:name="T3" style:family="text">
      <style:text-properties officeooo:rsid="0024a827"/>
    </style:style>
    <style:style style:name="T4" style:family="text">
      <style:text-properties officeooo:rsid="00261d56"/>
    </style:style>
    <style:style style:name="T5" style:family="text">
      <style:text-properties officeooo:rsid="002674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5">7</text:span><text:span text:style-name="T2">.</text:span><text:span text:style-name="T3">0 (M2</text:span><text:span text:style-name="T5">3</text:span><text:span text:style-name="T3">)</text:span> – 0<text:span text:style-name="T4">9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39" meta:non-whitespace-character-count="123"/>
    <meta:user-defined meta:name="WebPublish_HTML_Profile">EEZ (HTML)</meta:user-defined>
  </office:meta>
</office:document-meta>
</file>